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A000000DD000000DD245BE18F0D847CFC.svm" manifest:media-type="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03.54pt" svg:height="423.89pt" svg:x="249.68pt" svg:y="6.01pt">
            <loext:p draw:notify-on-update-of-ranges="Sheet1.A1:Sheet1.A268 Sheet1.B1:Sheet1.B26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13.13pt" svg:height="373.46pt" svg:x="195.17pt" svg:y="3pt">
            <loext:p draw:notify-on-update-of-ranges="Sheet1.A1:Sheet1.A268 Sheet1.B1:Sheet1.B268 Sheet1.C1:Sheet1.C26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92" calcext:value-type="float">
            <text:p>1019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84" calcext:value-type="float">
            <text:p>1018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184" calcext:value-type="float">
            <text:p>1018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192" calcext:value-type="float">
            <text:p>1019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224" calcext:value-type="float">
            <text:p>1022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208" calcext:value-type="float">
            <text:p>1020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216" calcext:value-type="float">
            <text:p>1021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256" calcext:value-type="float">
            <text:p>1025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248" calcext:value-type="float">
            <text:p>1024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240" calcext:value-type="float">
            <text:p>1024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256" calcext:value-type="float">
            <text:p>1025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216" calcext:value-type="float">
            <text:p>1021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160" calcext:value-type="float">
            <text:p>1016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72" calcext:value-type="float">
            <text:p>1007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56" calcext:value-type="float">
            <text:p>10056</text:p>
          </table:table-cell>
          <table:table-cell office:value-type="float" office:value="10192" calcext:value-type="float">
            <text:p>101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40" calcext:value-type="float">
            <text:p>1004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72" calcext:value-type="float">
            <text:p>10072</text:p>
          </table:table-cell>
          <table:table-cell office:value-type="float" office:value="10184" calcext:value-type="float">
            <text:p>101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112" calcext:value-type="float">
            <text:p>10112</text:p>
          </table:table-cell>
          <table:table-cell office:value-type="float" office:value="10184" calcext:value-type="float">
            <text:p>1018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144" calcext:value-type="float">
            <text:p>10144</text:p>
          </table:table-cell>
          <table:table-cell office:value-type="float" office:value="10192" calcext:value-type="float">
            <text:p>1019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28" calcext:value-type="float">
            <text:p>1012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160" calcext:value-type="float">
            <text:p>1016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52" calcext:value-type="float">
            <text:p>10152</text:p>
          </table:table-cell>
          <table:table-cell office:value-type="float" office:value="10208" calcext:value-type="float">
            <text:p>102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168" calcext:value-type="float">
            <text:p>10168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176" calcext:value-type="float">
            <text:p>10176</text:p>
          </table:table-cell>
          <table:table-cell office:value-type="float" office:value="10256" calcext:value-type="float">
            <text:p>102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168" calcext:value-type="float">
            <text:p>10168</text:p>
          </table:table-cell>
          <table:table-cell office:value-type="float" office:value="10248" calcext:value-type="float">
            <text:p>102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144" calcext:value-type="float">
            <text:p>10144</text:p>
          </table:table-cell>
          <table:table-cell office:value-type="float" office:value="10240" calcext:value-type="float">
            <text:p>102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176" calcext:value-type="float">
            <text:p>10176</text:p>
          </table:table-cell>
          <table:table-cell office:value-type="float" office:value="10256" calcext:value-type="float">
            <text:p>102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160" calcext:value-type="float">
            <text:p>10160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128" calcext:value-type="float">
            <text:p>10128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144" calcext:value-type="float">
            <text:p>10144</text:p>
          </table:table-cell>
          <table:table-cell office:value-type="float" office:value="10072" calcext:value-type="float">
            <text:p>100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136" calcext:value-type="float">
            <text:p>10136</text:p>
          </table:table-cell>
          <table:table-cell office:value-type="float" office:value="10056" calcext:value-type="float">
            <text:p>100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28" calcext:value-type="float">
            <text:p>10128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44" calcext:value-type="float">
            <text:p>10144</text:p>
          </table:table-cell>
          <table:table-cell office:value-type="float" office:value="10072" calcext:value-type="float">
            <text:p>100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28" calcext:value-type="float">
            <text:p>10128</text:p>
          </table:table-cell>
          <table:table-cell office:value-type="float" office:value="10112" calcext:value-type="float">
            <text:p>101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52" calcext:value-type="float">
            <text:p>10152</text:p>
          </table:table-cell>
          <table:table-cell office:value-type="float" office:value="10144" calcext:value-type="float">
            <text:p>101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152" calcext:value-type="float">
            <text:p>10152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10160" calcext:value-type="float">
            <text:p>101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60" calcext:value-type="float">
            <text:p>10160</text:p>
          </table:table-cell>
          <table:table-cell office:value-type="float" office:value="10168" calcext:value-type="float">
            <text:p>101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152" calcext:value-type="float">
            <text:p>10152</text:p>
          </table:table-cell>
          <table:table-cell office:value-type="float" office:value="10176" calcext:value-type="float">
            <text:p>1017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144" calcext:value-type="float">
            <text:p>10144</text:p>
          </table:table-cell>
          <table:table-cell office:value-type="float" office:value="10168" calcext:value-type="float">
            <text:p>1016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168" calcext:value-type="float">
            <text:p>10168</text:p>
          </table:table-cell>
          <table:table-cell office:value-type="float" office:value="10144" calcext:value-type="float">
            <text:p>101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144" calcext:value-type="float">
            <text:p>10144</text:p>
          </table:table-cell>
          <table:table-cell office:value-type="float" office:value="10176" calcext:value-type="float">
            <text:p>101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160" calcext:value-type="float">
            <text:p>10160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168" calcext:value-type="float">
            <text:p>10168</text:p>
          </table:table-cell>
          <table:table-cell office:value-type="float" office:value="10144" calcext:value-type="float">
            <text:p>101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144" calcext:value-type="float">
            <text:p>10144</text:p>
          </table:table-cell>
          <table:table-cell office:value-type="float" office:value="10136" calcext:value-type="float">
            <text:p>101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160" calcext:value-type="float">
            <text:p>10160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76" calcext:value-type="float">
            <text:p>10176</text:p>
          </table:table-cell>
          <table:table-cell office:value-type="float" office:value="10144" calcext:value-type="float">
            <text:p>1014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68" calcext:value-type="float">
            <text:p>10168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168" calcext:value-type="float">
            <text:p>10168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144" calcext:value-type="float">
            <text:p>10144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128" calcext:value-type="float">
            <text:p>10128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48" calcext:value-type="float">
            <text:p>10048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024" calcext:value-type="float">
            <text:p>10024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016" calcext:value-type="float">
            <text:p>1001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56" calcext:value-type="float">
            <text:p>10056</text:p>
          </table:table-cell>
          <table:table-cell office:value-type="float" office:value="10144" calcext:value-type="float">
            <text:p>1014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88" calcext:value-type="float">
            <text:p>10088</text:p>
          </table:table-cell>
          <table:table-cell office:value-type="float" office:value="10168" calcext:value-type="float">
            <text:p>1016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088" calcext:value-type="float">
            <text:p>10088</text:p>
          </table:table-cell>
          <table:table-cell office:value-type="float" office:value="10144" calcext:value-type="float">
            <text:p>1014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112" calcext:value-type="float">
            <text:p>10112</text:p>
          </table:table-cell>
          <table:table-cell office:value-type="float" office:value="10184" calcext:value-type="float">
            <text:p>1018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128" calcext:value-type="float">
            <text:p>10128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128" calcext:value-type="float">
            <text:p>10128</text:p>
          </table:table-cell>
          <table:table-cell office:value-type="float" office:value="10168" calcext:value-type="float">
            <text:p>1016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120" calcext:value-type="float">
            <text:p>10120</text:p>
          </table:table-cell>
          <table:table-cell office:value-type="float" office:value="10144" calcext:value-type="float">
            <text:p>1014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144" calcext:value-type="float">
            <text:p>10144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136" calcext:value-type="float">
            <text:p>1013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152" calcext:value-type="float">
            <text:p>10152</text:p>
          </table:table-cell>
          <table:table-cell office:value-type="float" office:value="10168" calcext:value-type="float">
            <text:p>1016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152" calcext:value-type="float">
            <text:p>10152</text:p>
          </table:table-cell>
          <table:table-cell office:value-type="float" office:value="10168" calcext:value-type="float">
            <text:p>1016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152" calcext:value-type="float">
            <text:p>10152</text:p>
          </table:table-cell>
          <table:table-cell office:value-type="float" office:value="10144" calcext:value-type="float">
            <text:p>1014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136" calcext:value-type="float">
            <text:p>10136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152" calcext:value-type="float">
            <text:p>10152</text:p>
          </table:table-cell>
          <table:table-cell office:value-type="float" office:value="10048" calcext:value-type="float">
            <text:p>1004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128" calcext:value-type="float">
            <text:p>10128</text:p>
          </table:table-cell>
          <table:table-cell office:value-type="float" office:value="10024" calcext:value-type="float">
            <text:p>1002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152" calcext:value-type="float">
            <text:p>10152</text:p>
          </table:table-cell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128" calcext:value-type="float">
            <text:p>10128</text:p>
          </table:table-cell>
          <table:table-cell office:value-type="float" office:value="10056" calcext:value-type="float">
            <text:p>1005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152" calcext:value-type="float">
            <text:p>1015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152" calcext:value-type="float">
            <text:p>10152</text:p>
          </table:table-cell>
          <table:table-cell office:value-type="float" office:value="10088" calcext:value-type="float">
            <text:p>1008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176" calcext:value-type="float">
            <text:p>10176</text:p>
          </table:table-cell>
          <table:table-cell office:value-type="float" office:value="10112" calcext:value-type="float">
            <text:p>1011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160" calcext:value-type="float">
            <text:p>10160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168" calcext:value-type="float">
            <text:p>10168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168" calcext:value-type="float">
            <text:p>10168</text:p>
          </table:table-cell>
          <table:table-cell office:value-type="float" office:value="10120" calcext:value-type="float">
            <text:p>1012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152" calcext:value-type="float">
            <text:p>10152</text:p>
          </table:table-cell>
          <table:table-cell office:value-type="float" office:value="10144" calcext:value-type="float">
            <text:p>1014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152" calcext:value-type="float">
            <text:p>10152</text:p>
          </table:table-cell>
          <table:table-cell office:value-type="float" office:value="10136" calcext:value-type="float">
            <text:p>1013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168" calcext:value-type="float">
            <text:p>10168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160" calcext:value-type="float">
            <text:p>1016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176" calcext:value-type="float">
            <text:p>10176</text:p>
          </table:table-cell>
          <table:table-cell office:value-type="float" office:value="10136" calcext:value-type="float">
            <text:p>1013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160" calcext:value-type="float">
            <text:p>10160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160" calcext:value-type="float">
            <text:p>10160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160" calcext:value-type="float">
            <text:p>10160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176" calcext:value-type="float">
            <text:p>10176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184" calcext:value-type="float">
            <text:p>10184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160" calcext:value-type="float">
            <text:p>10160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152" calcext:value-type="float">
            <text:p>10152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144" calcext:value-type="float">
            <text:p>10144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080" calcext:value-type="float">
            <text:p>10080</text:p>
          </table:table-cell>
          <table:table-cell office:value-type="float" office:value="10168" calcext:value-type="float">
            <text:p>1016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016" calcext:value-type="float">
            <text:p>10016</text:p>
          </table:table-cell>
          <table:table-cell office:value-type="float" office:value="10168" calcext:value-type="float">
            <text:p>1016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008" calcext:value-type="float">
            <text:p>10008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32" calcext:value-type="float">
            <text:p>10032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048" calcext:value-type="float">
            <text:p>10048</text:p>
          </table:table-cell>
          <table:table-cell office:value-type="float" office:value="10168" calcext:value-type="float">
            <text:p>1016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88" calcext:value-type="float">
            <text:p>10088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120" calcext:value-type="float">
            <text:p>1012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096" calcext:value-type="float">
            <text:p>10096</text:p>
          </table:table-cell>
          <table:table-cell office:value-type="float" office:value="10176" calcext:value-type="float">
            <text:p>101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136" calcext:value-type="float">
            <text:p>10136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112" calcext:value-type="float">
            <text:p>10112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112" calcext:value-type="float">
            <text:p>10112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136" calcext:value-type="float">
            <text:p>10136</text:p>
          </table:table-cell>
          <table:table-cell office:value-type="float" office:value="10176" calcext:value-type="float">
            <text:p>1017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152" calcext:value-type="float">
            <text:p>10152</text:p>
          </table:table-cell>
          <table:table-cell office:value-type="float" office:value="10184" calcext:value-type="float">
            <text:p>1018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144" calcext:value-type="float">
            <text:p>10144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144" calcext:value-type="float">
            <text:p>10144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112" calcext:value-type="float">
            <text:p>1011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136" calcext:value-type="float">
            <text:p>10136</text:p>
          </table:table-cell>
          <table:table-cell office:value-type="float" office:value="10080" calcext:value-type="float">
            <text:p>1008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128" calcext:value-type="float">
            <text:p>10128</text:p>
          </table:table-cell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144" calcext:value-type="float">
            <text:p>10144</text:p>
          </table:table-cell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128" calcext:value-type="float">
            <text:p>10128</text:p>
          </table:table-cell>
          <table:table-cell office:value-type="float" office:value="10032" calcext:value-type="float">
            <text:p>1003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104" calcext:value-type="float">
            <text:p>10104</text:p>
          </table:table-cell>
          <table:table-cell office:value-type="float" office:value="10048" calcext:value-type="float">
            <text:p>1004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136" calcext:value-type="float">
            <text:p>1013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136" calcext:value-type="float">
            <text:p>10136</text:p>
          </table:table-cell>
          <table:table-cell office:value-type="float" office:value="10120" calcext:value-type="float">
            <text:p>1012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136" calcext:value-type="float">
            <text:p>10136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152" calcext:value-type="float">
            <text:p>10152</text:p>
          </table:table-cell>
          <table:table-cell office:value-type="float" office:value="10136" calcext:value-type="float">
            <text:p>1013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152" calcext:value-type="float">
            <text:p>10152</text:p>
          </table:table-cell>
          <table:table-cell office:value-type="float" office:value="10112" calcext:value-type="float">
            <text:p>1011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160" calcext:value-type="float">
            <text:p>10160</text:p>
          </table:table-cell>
          <table:table-cell office:value-type="float" office:value="10112" calcext:value-type="float">
            <text:p>1011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152" calcext:value-type="float">
            <text:p>10152</text:p>
          </table:table-cell>
          <table:table-cell office:value-type="float" office:value="10136" calcext:value-type="float">
            <text:p>1013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160" calcext:value-type="float">
            <text:p>10160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52" calcext:value-type="float">
            <text:p>10152</text:p>
          </table:table-cell>
          <table:table-cell office:value-type="float" office:value="10144" calcext:value-type="float">
            <text:p>1014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176" calcext:value-type="float">
            <text:p>1017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152" calcext:value-type="float">
            <text:p>10152</text:p>
          </table:table-cell>
          <table:table-cell office:value-type="float" office:value="10112" calcext:value-type="float">
            <text:p>1011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168" calcext:value-type="float">
            <text:p>10168</text:p>
          </table:table-cell>
          <table:table-cell office:value-type="float" office:value="10136" calcext:value-type="float">
            <text:p>1013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160" calcext:value-type="float">
            <text:p>10160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176" calcext:value-type="float">
            <text:p>10176</text:p>
          </table:table-cell>
          <table:table-cell office:value-type="float" office:value="10144" calcext:value-type="float">
            <text:p>1014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176" calcext:value-type="float">
            <text:p>10176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168" calcext:value-type="float">
            <text:p>10168</text:p>
          </table:table-cell>
          <table:table-cell office:value-type="float" office:value="10104" calcext:value-type="float">
            <text:p>1010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088" calcext:value-type="float">
            <text:p>10088</text:p>
          </table:table-cell>
          <table:table-cell office:value-type="float" office:value="10136" calcext:value-type="float">
            <text:p>1013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16" calcext:value-type="float">
            <text:p>1001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008" calcext:value-type="float">
            <text:p>10008</text:p>
          </table:table-cell>
          <table:table-cell office:value-type="float" office:value="10136" calcext:value-type="float">
            <text:p>1013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976" calcext:value-type="float">
            <text:p>9976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992" calcext:value-type="float">
            <text:p>9992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024" calcext:value-type="float">
            <text:p>10024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072" calcext:value-type="float">
            <text:p>10072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72" calcext:value-type="float">
            <text:p>10072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072" calcext:value-type="float">
            <text:p>10072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112" calcext:value-type="float">
            <text:p>1011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088" calcext:value-type="float">
            <text:p>10088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104" calcext:value-type="float">
            <text:p>10104</text:p>
          </table:table-cell>
          <table:table-cell office:value-type="float" office:value="10168" calcext:value-type="float">
            <text:p>1016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120" calcext:value-type="float">
            <text:p>10120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152" calcext:value-type="float">
            <text:p>10152</text:p>
          </table:table-cell>
          <table:table-cell office:value-type="float" office:value="10176" calcext:value-type="float">
            <text:p>1017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136" calcext:value-type="float">
            <text:p>10136</text:p>
          </table:table-cell>
          <table:table-cell office:value-type="float" office:value="10176" calcext:value-type="float">
            <text:p>1017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36" calcext:value-type="float">
            <text:p>10136</text:p>
          </table:table-cell>
          <table:table-cell office:value-type="float" office:value="10168" calcext:value-type="float">
            <text:p>1016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128" calcext:value-type="float">
            <text:p>10128</text:p>
          </table:table-cell>
          <table:table-cell office:value-type="float" office:value="10088" calcext:value-type="float">
            <text:p>1008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144" calcext:value-type="float">
            <text:p>1014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120" calcext:value-type="float">
            <text:p>10120</text:p>
          </table:table-cell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120" calcext:value-type="float">
            <text:p>10120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136" calcext:value-type="float">
            <text:p>10136</text:p>
          </table:table-cell>
          <table:table-cell office:value-type="float" office:value="9992" calcext:value-type="float">
            <text:p>999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128" calcext:value-type="float">
            <text:p>10128</text:p>
          </table:table-cell>
          <table:table-cell office:value-type="float" office:value="10024" calcext:value-type="float">
            <text:p>1002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128" calcext:value-type="float">
            <text:p>10128</text:p>
          </table:table-cell>
          <table:table-cell office:value-type="float" office:value="10072" calcext:value-type="float">
            <text:p>1007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152" calcext:value-type="float">
            <text:p>10152</text:p>
          </table:table-cell>
          <table:table-cell office:value-type="float" office:value="10072" calcext:value-type="float">
            <text:p>100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136" calcext:value-type="float">
            <text:p>10136</text:p>
          </table:table-cell>
          <table:table-cell office:value-type="float" office:value="10072" calcext:value-type="float">
            <text:p>1007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160" calcext:value-type="float">
            <text:p>10160</text:p>
          </table:table-cell>
          <table:table-cell office:value-type="float" office:value="10112" calcext:value-type="float">
            <text:p>1011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152" calcext:value-type="float">
            <text:p>1015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144" calcext:value-type="float">
            <text:p>10144</text:p>
          </table:table-cell>
          <table:table-cell office:value-type="float" office:value="10104" calcext:value-type="float">
            <text:p>1010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160" calcext:value-type="float">
            <text:p>10160</text:p>
          </table:table-cell>
          <table:table-cell office:value-type="float" office:value="10120" calcext:value-type="float">
            <text:p>1012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152" calcext:value-type="float">
            <text:p>10152</text:p>
          </table:table-cell>
          <table:table-cell office:value-type="float" office:value="10136" calcext:value-type="float">
            <text:p>1013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160" calcext:value-type="float">
            <text:p>10160</text:p>
          </table:table-cell>
          <table:table-cell office:value-type="float" office:value="10136" calcext:value-type="float">
            <text:p>1013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144" calcext:value-type="float">
            <text:p>10144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152" calcext:value-type="float">
            <text:p>10152</text:p>
          </table:table-cell>
          <table:table-cell office:value-type="float" office:value="10144" calcext:value-type="float">
            <text:p>1014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152" calcext:value-type="float">
            <text:p>10152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176" calcext:value-type="float">
            <text:p>10176</text:p>
          </table:table-cell>
          <table:table-cell office:value-type="float" office:value="10120" calcext:value-type="float">
            <text:p>1012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10136" calcext:value-type="float">
            <text:p>1013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064" calcext:value-type="float">
            <text:p>10064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984" calcext:value-type="float">
            <text:p>9984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960" calcext:value-type="float">
            <text:p>9960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952" calcext:value-type="float">
            <text:p>9952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992" calcext:value-type="float">
            <text:p>9992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032" calcext:value-type="float">
            <text:p>10032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024" calcext:value-type="float">
            <text:p>10024</text:p>
          </table:table-cell>
          <table:table-cell office:value-type="float" office:value="10144" calcext:value-type="float">
            <text:p>1014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056" calcext:value-type="float">
            <text:p>10056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056" calcext:value-type="float">
            <text:p>10056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056" calcext:value-type="float">
            <text:p>10056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088" calcext:value-type="float">
            <text:p>10088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080" calcext:value-type="float">
            <text:p>1008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096" calcext:value-type="float">
            <text:p>10096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080" calcext:value-type="float">
            <text:p>10080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120" calcext:value-type="float">
            <text:p>10120</text:p>
          </table:table-cell>
          <table:table-cell office:value-type="float" office:value="10176" calcext:value-type="float">
            <text:p>1017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120" calcext:value-type="float">
            <text:p>10120</text:p>
          </table:table-cell>
          <table:table-cell office:value-type="float" office:value="10136" calcext:value-type="float">
            <text:p>1013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088" calcext:value-type="float">
            <text:p>10088</text:p>
          </table:table-cell>
          <table:table-cell office:value-type="float" office:value="10064" calcext:value-type="float">
            <text:p>1006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104" calcext:value-type="float">
            <text:p>10104</text:p>
          </table:table-cell>
          <table:table-cell office:value-type="float" office:value="9984" calcext:value-type="float">
            <text:p>998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064" calcext:value-type="float">
            <text:p>10064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096" calcext:value-type="float">
            <text:p>10096</text:p>
          </table:table-cell>
          <table:table-cell office:value-type="float" office:value="9952" calcext:value-type="float">
            <text:p>995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096" calcext:value-type="float">
            <text:p>10096</text:p>
          </table:table-cell>
          <table:table-cell office:value-type="float" office:value="9992" calcext:value-type="float">
            <text:p>999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072" calcext:value-type="float">
            <text:p>10072</text:p>
          </table:table-cell>
          <table:table-cell office:value-type="float" office:value="10032" calcext:value-type="float">
            <text:p>1003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104" calcext:value-type="float">
            <text:p>10104</text:p>
          </table:table-cell>
          <table:table-cell office:value-type="float" office:value="10024" calcext:value-type="float">
            <text:p>1002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104" calcext:value-type="float">
            <text:p>10104</text:p>
          </table:table-cell>
          <table:table-cell office:value-type="float" office:value="10056" calcext:value-type="float">
            <text:p>1005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120" calcext:value-type="float">
            <text:p>10120</text:p>
          </table:table-cell>
          <table:table-cell office:value-type="float" office:value="10056" calcext:value-type="float">
            <text:p>1005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104" calcext:value-type="float">
            <text:p>10104</text:p>
          </table:table-cell>
          <table:table-cell office:value-type="float" office:value="10056" calcext:value-type="float">
            <text:p>1005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0096" calcext:value-type="float">
            <text:p>10096</text:p>
          </table:table-cell>
          <table:table-cell office:value-type="float" office:value="10088" calcext:value-type="float">
            <text:p>1008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120" calcext:value-type="float">
            <text:p>10120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136" calcext:value-type="float">
            <text:p>10136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120" calcext:value-type="float">
            <text:p>10120</text:p>
          </table:table-cell>
          <table:table-cell office:value-type="float" office:value="10080" calcext:value-type="float">
            <text:p>1008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128" calcext:value-type="float">
            <text:p>10128</text:p>
          </table:table-cell>
          <table:table-cell office:value-type="float" office:value="10120" calcext:value-type="float">
            <text:p>1012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144" calcext:value-type="float">
            <text:p>10144</text:p>
          </table:table-cell>
          <table:table-cell office:value-type="float" office:value="10120" calcext:value-type="float">
            <text:p>1012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120" calcext:value-type="float">
            <text:p>1012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120" calcext:value-type="float">
            <text:p>10120</text:p>
          </table:table-cell>
          <table:table-cell office:value-type="float" office:value="10104" calcext:value-type="float">
            <text:p>1010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0120" calcext:value-type="float">
            <text:p>10120</text:p>
          </table:table-cell>
          <table:table-cell office:value-type="float" office:value="10064" calcext:value-type="float">
            <text:p>1006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128" calcext:value-type="float">
            <text:p>10128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136" calcext:value-type="float">
            <text:p>10136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128" calcext:value-type="float">
            <text:p>10128</text:p>
          </table:table-cell>
          <table:table-cell office:value-type="float" office:value="10072" calcext:value-type="float">
            <text:p>1007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120" calcext:value-type="float">
            <text:p>10120</text:p>
          </table:table-cell>
          <table:table-cell office:value-type="float" office:value="10104" calcext:value-type="float">
            <text:p>1010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112" calcext:value-type="float">
            <text:p>10112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128" calcext:value-type="float">
            <text:p>10128</text:p>
          </table:table-cell>
          <table:table-cell office:value-type="float" office:value="10120" calcext:value-type="float">
            <text:p>1012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136" calcext:value-type="float">
            <text:p>10136</text:p>
          </table:table-cell>
          <table:table-cell office:value-type="float" office:value="10104" calcext:value-type="float">
            <text:p>1010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136" calcext:value-type="float">
            <text:p>10136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144" calcext:value-type="float">
            <text:p>10144</text:p>
          </table:table-cell>
          <table:table-cell office:value-type="float" office:value="10120" calcext:value-type="float">
            <text:p>1012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float" office:value="10136" calcext:value-type="float">
            <text:p>1013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0112" calcext:value-type="float">
            <text:p>10112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144" calcext:value-type="float">
            <text:p>10144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136" calcext:value-type="float">
            <text:p>10136</text:p>
          </table:table-cell>
          <table:table-cell office:value-type="float" office:value="10144" calcext:value-type="float">
            <text:p>1014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0064" calcext:value-type="float">
            <text:p>10064</text:p>
          </table:table-cell>
          <table:table-cell office:value-type="float" office:value="10120" calcext:value-type="float">
            <text:p>1012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960" calcext:value-type="float">
            <text:p>9960</text:p>
          </table:table-cell>
          <table:table-cell office:value-type="float" office:value="10120" calcext:value-type="float">
            <text:p>1012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936" calcext:value-type="float">
            <text:p>9936</text:p>
          </table:table-cell>
          <table:table-cell office:value-type="float" office:value="10120" calcext:value-type="float">
            <text:p>1012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9928" calcext:value-type="float">
            <text:p>9928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9952" calcext:value-type="float">
            <text:p>9952</text:p>
          </table:table-cell>
          <table:table-cell office:value-type="float" office:value="10136" calcext:value-type="float">
            <text:p>1013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984" calcext:value-type="float">
            <text:p>9984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040" calcext:value-type="float">
            <text:p>10040</text:p>
          </table:table-cell>
          <table:table-cell office:value-type="float" office:value="10120" calcext:value-type="float">
            <text:p>1012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064" calcext:value-type="float">
            <text:p>10064</text:p>
          </table:table-cell>
          <table:table-cell office:value-type="float" office:value="10112" calcext:value-type="float">
            <text:p>1011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080" calcext:value-type="float">
            <text:p>10080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048" calcext:value-type="float">
            <text:p>10048</text:p>
          </table:table-cell>
          <table:table-cell office:value-type="float" office:value="10136" calcext:value-type="float">
            <text:p>1013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072" calcext:value-type="float">
            <text:p>10072</text:p>
          </table:table-cell>
          <table:table-cell office:value-type="float" office:value="10136" calcext:value-type="float">
            <text:p>1013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0080" calcext:value-type="float">
            <text:p>10080</text:p>
          </table:table-cell>
          <table:table-cell office:value-type="float" office:value="10144" calcext:value-type="float">
            <text:p>1014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0072" calcext:value-type="float">
            <text:p>10072</text:p>
          </table:table-cell>
          <table:table-cell office:value-type="float" office:value="10136" calcext:value-type="float">
            <text:p>1013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0096" calcext:value-type="float">
            <text:p>10096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0096" calcext:value-type="float">
            <text:p>10096</text:p>
          </table:table-cell>
          <table:table-cell office:value-type="float" office:value="10144" calcext:value-type="float">
            <text:p>1014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080" calcext:value-type="float">
            <text:p>10080</text:p>
          </table:table-cell>
          <table:table-cell office:value-type="float" office:value="10136" calcext:value-type="float">
            <text:p>1013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0104" calcext:value-type="float">
            <text:p>10104</text:p>
          </table:table-cell>
          <table:table-cell office:value-type="float" office:value="10064" calcext:value-type="float">
            <text:p>1006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088" calcext:value-type="float">
            <text:p>10088</text:p>
          </table:table-cell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080" calcext:value-type="float">
            <text:p>10080</text:p>
          </table:table-cell>
          <table:table-cell office:value-type="float" office:value="9936" calcext:value-type="float">
            <text:p>993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0080" calcext:value-type="float">
            <text:p>10080</text:p>
          </table:table-cell>
          <table:table-cell office:value-type="float" office:value="9928" calcext:value-type="float">
            <text:p>992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080" calcext:value-type="float">
            <text:p>10080</text:p>
          </table:table-cell>
          <table:table-cell office:value-type="float" office:value="9952" calcext:value-type="float">
            <text:p>995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072" calcext:value-type="float">
            <text:p>10072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0080" calcext:value-type="float">
            <text:p>10080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096" calcext:value-type="float">
            <text:p>10096</text:p>
          </table:table-cell>
          <table:table-cell office:value-type="float" office:value="10064" calcext:value-type="float">
            <text:p>1006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088" calcext:value-type="float">
            <text:p>10088</text:p>
          </table:table-cell>
          <table:table-cell office:value-type="float" office:value="10080" calcext:value-type="float">
            <text:p>1008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080" calcext:value-type="float">
            <text:p>10080</text:p>
          </table:table-cell>
          <table:table-cell office:value-type="float" office:value="10048" calcext:value-type="float">
            <text:p>1004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0088" calcext:value-type="float">
            <text:p>10088</text:p>
          </table:table-cell>
          <table:table-cell office:value-type="float" office:value="10072" calcext:value-type="float">
            <text:p>1007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0096" calcext:value-type="float">
            <text:p>10096</text:p>
          </table:table-cell>
          <table:table-cell office:value-type="float" office:value="10080" calcext:value-type="float">
            <text:p>1008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0080" calcext:value-type="float">
            <text:p>10080</text:p>
          </table:table-cell>
          <table:table-cell office:value-type="float" office:value="10072" calcext:value-type="float">
            <text:p>1007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080" calcext:value-type="float">
            <text:p>10080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 office:value-type="float" office:value="10096" calcext:value-type="float">
            <text:p>1009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0088" calcext:value-type="float">
            <text:p>10088</text:p>
          </table:table-cell>
          <table:table-cell office:value-type="float" office:value="10080" calcext:value-type="float">
            <text:p>1008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0096" calcext:value-type="float">
            <text:p>10096</text:p>
          </table:table-cell>
          <table:table-cell office:value-type="float" office:value="10104" calcext:value-type="float">
            <text:p>1010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096" calcext:value-type="float">
            <text:p>10096</text:p>
          </table:table-cell>
          <table:table-cell office:value-type="float" office:value="10088" calcext:value-type="float">
            <text:p>1008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0104" calcext:value-type="float">
            <text:p>10104</text:p>
          </table:table-cell>
          <table:table-cell office:value-type="float" office:value="10080" calcext:value-type="float">
            <text:p>1008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0096" calcext:value-type="float">
            <text:p>10096</text:p>
          </table:table-cell>
          <table:table-cell office:value-type="float" office:value="10080" calcext:value-type="float">
            <text:p>1008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120" calcext:value-type="float">
            <text:p>10120</text:p>
          </table:table-cell>
          <table:table-cell office:value-type="float" office:value="10080" calcext:value-type="float">
            <text:p>1008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120" calcext:value-type="float">
            <text:p>10120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0136" calcext:value-type="float">
            <text:p>10136</text:p>
          </table:table-cell>
          <table:table-cell office:value-type="float" office:value="10080" calcext:value-type="float">
            <text:p>1008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104" calcext:value-type="float">
            <text:p>10104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0120" calcext:value-type="float">
            <text:p>10120</text:p>
          </table:table-cell>
          <table:table-cell office:value-type="float" office:value="10088" calcext:value-type="float">
            <text:p>1008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120" calcext:value-type="float">
            <text:p>10120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104" calcext:value-type="float">
            <text:p>10104</text:p>
          </table:table-cell>
          <table:table-cell office:value-type="float" office:value="10088" calcext:value-type="float">
            <text:p>1008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104" calcext:value-type="float">
            <text:p>10104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112" calcext:value-type="float">
            <text:p>10112</text:p>
          </table:table-cell>
          <table:table-cell office:value-type="float" office:value="10080" calcext:value-type="float">
            <text:p>1008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104" calcext:value-type="float">
            <text:p>10104</text:p>
          </table:table-cell>
          <table:table-cell office:value-type="float" office:value="10080" calcext:value-type="float">
            <text:p>1008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 office:value-type="float" office:value="10096" calcext:value-type="float">
            <text:p>100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64" calcext:value-type="float">
            <text:p>10064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9968" calcext:value-type="float">
            <text:p>9968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928" calcext:value-type="float">
            <text:p>9928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936" calcext:value-type="float">
            <text:p>9936</text:p>
          </table:table-cell>
          <table:table-cell office:value-type="float" office:value="10104" calcext:value-type="float">
            <text:p>101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21:37:04.520000000</meta:creation-date>
    <dc:date>2018-06-27T22:04:54.954000000</dc:date>
    <meta:editing-duration>PT7M7S</meta:editing-duration>
    <meta:editing-cycles>2</meta:editing-cycles>
    <meta:generator>LibreOffice/5.2.2.2$Windows_x86 LibreOffice_project/8f96e87c890bf8fa77463cd4b640a2312823f3ad</meta:generator>
    <meta:document-statistic meta:table-count="1" meta:cell-count="7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245BE18F0D847CFC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348cm" svg:height="14.955cm" xlink:href=".." xlink:type="simple" chart:class="chart:line" chart:style-name="ch1">
        <chart:legend chart:legend-position="end" svg:x="25.496cm" svg:y="7.178cm" style:legend-expansion="high" chart:style-name="ch2"/>
        <chart:plot-area chart:style-name="ch3" table:cell-range-address="Sheet1.A1:Sheet1.B268" chart:data-source-has-labels="column" svg:x="0.566cm" svg:y="0.299cm" svg:width="24.364cm" svg:height="14.357cm">
          <chartooo:coordinate-region svg:x="1.558cm" svg:y="0.42cm" svg:width="23.134cm" svg:height="13.234cm"/>
          <chart:axis chart:dimension="x" chart:name="primary-x" chart:style-name="ch4" chartooo:axis-type="auto">
            <chartooo:date-scale/>
            <chart:categories table:cell-range-address="Sheet1.A1:Sheet1.A26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68" chart:class="chart:line">
            <chart:data-point chart:repeated="2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:Sheet1.A268</svg:desc>
                </draw:g>
              </table:table-cell>
              <table:table-cell office:value-type="float" office:value="10192">
                <text:p>10192</text:p>
                <draw:g>
                  <svg:desc>Sheet1.B1:Sheet1.B268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184">
                <text:p>1018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184">
                <text:p>101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192">
                <text:p>1019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224">
                <text:p>1022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208">
                <text:p>1020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0256">
                <text:p>1025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256">
                <text:p>1025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0072">
                <text:p>1007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0056">
                <text:p>1005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072">
                <text:p>1007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112">
                <text:p>1011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0168">
                <text:p>1016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76">
                <text:p>1017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0168">
                <text:p>1016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0176">
                <text:p>1017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0168">
                <text:p>1016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184">
                <text:p>1018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0168">
                <text:p>1016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176">
                <text:p>1017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0168">
                <text:p>1016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0168">
                <text:p>1016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048">
                <text:p>1004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0024">
                <text:p>1002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0016">
                <text:p>1001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0056">
                <text:p>1005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0088">
                <text:p>1008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0088">
                <text:p>1008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0112">
                <text:p>1011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0176">
                <text:p>1017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0168">
                <text:p>10168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0168">
                <text:p>10168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0168">
                <text:p>1016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0176">
                <text:p>1017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0176">
                <text:p>1017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0184">
                <text:p>1018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0016">
                <text:p>1001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0008">
                <text:p>10008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0032">
                <text:p>10032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0048">
                <text:p>10048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0088">
                <text:p>10088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0112">
                <text:p>10112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0112">
                <text:p>10112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0112">
                <text:p>1011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0104">
                <text:p>1010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0176">
                <text:p>10176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0168">
                <text:p>10168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0176">
                <text:p>1017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0176">
                <text:p>10176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0168">
                <text:p>10168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0088">
                <text:p>1008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0016">
                <text:p>10016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0008">
                <text:p>1000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9992">
                <text:p>9992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0024">
                <text:p>10024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0072">
                <text:p>10072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0072">
                <text:p>1007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072">
                <text:p>10072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0112">
                <text:p>10112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0088">
                <text:p>10088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0104">
                <text:p>10104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0176">
                <text:p>10176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0064">
                <text:p>10064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9984">
                <text:p>9984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9960">
                <text:p>9960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9952">
                <text:p>9952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9992">
                <text:p>9992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10032">
                <text:p>10032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0024">
                <text:p>10024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10056">
                <text:p>10056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0056">
                <text:p>10056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0056">
                <text:p>10056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0088">
                <text:p>10088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10088">
                <text:p>10088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10104">
                <text:p>10104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10064">
                <text:p>10064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0072">
                <text:p>10072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0104">
                <text:p>10104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0104">
                <text:p>10104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0104">
                <text:p>10104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10112">
                <text:p>10112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10112">
                <text:p>10112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10064">
                <text:p>10064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9960">
                <text:p>9960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9936">
                <text:p>9936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9928">
                <text:p>9928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9952">
                <text:p>9952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9984">
                <text:p>9984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10064">
                <text:p>10064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0048">
                <text:p>10048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10072">
                <text:p>10072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10072">
                <text:p>10072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10104">
                <text:p>10104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10088">
                <text:p>10088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10072">
                <text:p>10072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10088">
                <text:p>1008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10088">
                <text:p>10088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10088">
                <text:p>10088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10104">
                <text:p>10104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10104">
                <text:p>10104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10104">
                <text:p>10104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10104">
                <text:p>10104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10112">
                <text:p>10112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10104">
                <text:p>10104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064">
                <text:p>10064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9968">
                <text:p>9968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9928">
                <text:p>9928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9936">
                <text:p>99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 LibreOffice_project/8f96e87c890bf8fa77463cd4b640a2312823f3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31cm" svg:height="13.176cm" xlink:href=".." xlink:type="simple" chart:class="chart:line" chart:style-name="ch1">
        <chart:legend chart:legend-position="end" svg:x="18.779cm" svg:y="6.04cm" style:legend-expansion="high" chart:style-name="ch2"/>
        <chart:plot-area chart:style-name="ch3" table:cell-range-address="Sheet1.A1:Sheet1.C268" chart:data-source-has-labels="column" svg:x="0.432cm" svg:y="0.263cm" svg:width="17.915cm" svg:height="12.65cm">
          <chartooo:coordinate-region svg:x="1.609cm" svg:y="0.384cm" svg:width="16.738cm" svg:height="11.527cm"/>
          <chart:axis chart:dimension="x" chart:name="primary-x" chart:style-name="ch4" chartooo:axis-type="auto">
            <chartooo:date-scale/>
            <chart:categories table:cell-range-address="Sheet1.A1:Sheet1.A26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68" chart:class="chart:line">
            <chart:data-point chart:repeated="268"/>
          </chart:series>
          <chart:series chart:style-name="ch7" chart:values-cell-range-address="Sheet1.C1:Sheet1.C268" chart:class="chart:line">
            <chart:data-point chart:repeated="26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:Sheet1.A268</svg:desc>
                </draw:g>
              </table:table-cell>
              <table:table-cell office:value-type="float" office:value="10192">
                <text:p>10192</text:p>
                <draw:g>
                  <svg:desc>Sheet1.B1:Sheet1.B268</svg:desc>
                </draw:g>
              </table:table-cell>
              <table:table-cell office:value-type="float" office:value="NaN">
                <text:p>NaN</text:p>
                <draw:g>
                  <svg:desc>Sheet1.C1:Sheet1.C268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200">
                <text:p>10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184">
                <text:p>10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184">
                <text:p>10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192">
                <text:p>10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224">
                <text:p>10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200">
                <text:p>10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208">
                <text:p>10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216">
                <text:p>10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0256">
                <text:p>10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0248">
                <text:p>10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240">
                <text:p>10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256">
                <text:p>10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0216">
                <text:p>10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0160">
                <text:p>10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0072">
                <text:p>10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0056">
                <text:p>10056</text:p>
              </table:table-cell>
              <table:table-cell office:value-type="float" office:value="10192">
                <text:p>1019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040">
                <text:p>10040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072">
                <text:p>10072</text:p>
              </table:table-cell>
              <table:table-cell office:value-type="float" office:value="10184">
                <text:p>1018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112">
                <text:p>10112</text:p>
              </table:table-cell>
              <table:table-cell office:value-type="float" office:value="10184">
                <text:p>1018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0144">
                <text:p>10144</text:p>
              </table:table-cell>
              <table:table-cell office:value-type="float" office:value="10192">
                <text:p>1019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0128">
                <text:p>10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0160">
                <text:p>10160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0152">
                <text:p>10152</text:p>
              </table:table-cell>
              <table:table-cell office:value-type="float" office:value="10208">
                <text:p>1020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0168">
                <text:p>10168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76">
                <text:p>10176</text:p>
              </table:table-cell>
              <table:table-cell office:value-type="float" office:value="10256">
                <text:p>1025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0168">
                <text:p>10168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0144">
                <text:p>10144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0176">
                <text:p>10176</text:p>
              </table:table-cell>
              <table:table-cell office:value-type="float" office:value="10256">
                <text:p>1025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0160">
                <text:p>10160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128">
                <text:p>10128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0144">
                <text:p>10144</text:p>
              </table:table-cell>
              <table:table-cell office:value-type="float" office:value="10072">
                <text:p>1007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0136">
                <text:p>10136</text:p>
              </table:table-cell>
              <table:table-cell office:value-type="float" office:value="10056">
                <text:p>1005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0128">
                <text:p>10128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0144">
                <text:p>10144</text:p>
              </table:table-cell>
              <table:table-cell office:value-type="float" office:value="10072">
                <text:p>1007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128">
                <text:p>10128</text:p>
              </table:table-cell>
              <table:table-cell office:value-type="float" office:value="10112">
                <text:p>1011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0152">
                <text:p>10152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0152">
                <text:p>10152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0160">
                <text:p>1016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0152">
                <text:p>10152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160">
                <text:p>10160</text:p>
              </table:table-cell>
              <table:table-cell office:value-type="float" office:value="10168">
                <text:p>1016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0152">
                <text:p>10152</text:p>
              </table:table-cell>
              <table:table-cell office:value-type="float" office:value="10176">
                <text:p>1017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0144">
                <text:p>10144</text:p>
              </table:table-cell>
              <table:table-cell office:value-type="float" office:value="10168">
                <text:p>1016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0168">
                <text:p>10168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0144">
                <text:p>10144</text:p>
              </table:table-cell>
              <table:table-cell office:value-type="float" office:value="10176">
                <text:p>1017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184">
                <text:p>10184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0160">
                <text:p>10160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0168">
                <text:p>10168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0144">
                <text:p>10144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0160">
                <text:p>10160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176">
                <text:p>10176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0168">
                <text:p>10168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0168">
                <text:p>10168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0144">
                <text:p>10144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0128">
                <text:p>10128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048">
                <text:p>10048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0024">
                <text:p>10024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0016">
                <text:p>1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0056">
                <text:p>10056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0088">
                <text:p>10088</text:p>
              </table:table-cell>
              <table:table-cell office:value-type="float" office:value="10168">
                <text:p>1016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0088">
                <text:p>10088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0112">
                <text:p>10112</text:p>
              </table:table-cell>
              <table:table-cell office:value-type="float" office:value="10184">
                <text:p>1018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0128">
                <text:p>10128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0128">
                <text:p>10128</text:p>
              </table:table-cell>
              <table:table-cell office:value-type="float" office:value="10168">
                <text:p>1016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0120">
                <text:p>10120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0144">
                <text:p>10144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136">
                <text:p>10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0152">
                <text:p>10152</text:p>
              </table:table-cell>
              <table:table-cell office:value-type="float" office:value="10168">
                <text:p>1016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0152">
                <text:p>10152</text:p>
              </table:table-cell>
              <table:table-cell office:value-type="float" office:value="10168">
                <text:p>1016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0152">
                <text:p>10152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0136">
                <text:p>10136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152">
                <text:p>10152</text:p>
              </table:table-cell>
              <table:table-cell office:value-type="float" office:value="10048">
                <text:p>1004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0128">
                <text:p>10128</text:p>
              </table:table-cell>
              <table:table-cell office:value-type="float" office:value="10024">
                <text:p>1002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0152">
                <text:p>10152</text:p>
              </table:table-cell>
              <table:table-cell office:value-type="float" office:value="10016">
                <text:p>1001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0128">
                <text:p>10128</text:p>
              </table:table-cell>
              <table:table-cell office:value-type="float" office:value="10056">
                <text:p>1005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0152">
                <text:p>10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0152">
                <text:p>10152</text:p>
              </table:table-cell>
              <table:table-cell office:value-type="float" office:value="10088">
                <text:p>1008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0176">
                <text:p>10176</text:p>
              </table:table-cell>
              <table:table-cell office:value-type="float" office:value="10112">
                <text:p>10112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0160">
                <text:p>10160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0168">
                <text:p>10168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0168">
                <text:p>10168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0152">
                <text:p>10152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0152">
                <text:p>10152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0168">
                <text:p>10168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0152">
                <text:p>10152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0160">
                <text:p>10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0176">
                <text:p>10176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160">
                <text:p>10160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0160">
                <text:p>10160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0160">
                <text:p>10160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0176">
                <text:p>10176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0184">
                <text:p>10184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160">
                <text:p>10160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0152">
                <text:p>10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0144">
                <text:p>10144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0080">
                <text:p>10080</text:p>
              </table:table-cell>
              <table:table-cell office:value-type="float" office:value="10168">
                <text:p>10168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0016">
                <text:p>10016</text:p>
              </table:table-cell>
              <table:table-cell office:value-type="float" office:value="10168">
                <text:p>1016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0008">
                <text:p>10008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0032">
                <text:p>10032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0048">
                <text:p>10048</text:p>
              </table:table-cell>
              <table:table-cell office:value-type="float" office:value="10168">
                <text:p>10168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0088">
                <text:p>10088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0120">
                <text:p>10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0096">
                <text:p>10096</text:p>
              </table:table-cell>
              <table:table-cell office:value-type="float" office:value="10176">
                <text:p>1017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136">
                <text:p>1013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0112">
                <text:p>10112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0112">
                <text:p>10112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0136">
                <text:p>10136</text:p>
              </table:table-cell>
              <table:table-cell office:value-type="float" office:value="10176">
                <text:p>10176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0152">
                <text:p>10152</text:p>
              </table:table-cell>
              <table:table-cell office:value-type="float" office:value="10184">
                <text:p>1018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144">
                <text:p>10144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0144">
                <text:p>10144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0112">
                <text:p>10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0136">
                <text:p>10136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0128">
                <text:p>10128</text:p>
              </table:table-cell>
              <table:table-cell office:value-type="float" office:value="10016">
                <text:p>10016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0144">
                <text:p>10144</text:p>
              </table:table-cell>
              <table:table-cell office:value-type="float" office:value="10008">
                <text:p>1000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0128">
                <text:p>10128</text:p>
              </table:table-cell>
              <table:table-cell office:value-type="float" office:value="10032">
                <text:p>10032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0104">
                <text:p>10104</text:p>
              </table:table-cell>
              <table:table-cell office:value-type="float" office:value="10048">
                <text:p>10048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0136">
                <text:p>10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0136">
                <text:p>10136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0136">
                <text:p>1013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152">
                <text:p>10152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0152">
                <text:p>10152</text:p>
              </table:table-cell>
              <table:table-cell office:value-type="float" office:value="10112">
                <text:p>10112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0160">
                <text:p>10160</text:p>
              </table:table-cell>
              <table:table-cell office:value-type="float" office:value="10112">
                <text:p>1011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0152">
                <text:p>10152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0160">
                <text:p>10160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152">
                <text:p>10152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0176">
                <text:p>10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0152">
                <text:p>10152</text:p>
              </table:table-cell>
              <table:table-cell office:value-type="float" office:value="10112">
                <text:p>10112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0168">
                <text:p>10168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0160">
                <text:p>10160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0176">
                <text:p>10176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0176">
                <text:p>10176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0168">
                <text:p>10168</text:p>
              </table:table-cell>
              <table:table-cell office:value-type="float" office:value="10104">
                <text:p>1010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0088">
                <text:p>10088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0016">
                <text:p>1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0008">
                <text:p>10008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9976">
                <text:p>9976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9992">
                <text:p>9992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0024">
                <text:p>10024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0072">
                <text:p>10072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0072">
                <text:p>10072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072">
                <text:p>10072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0112">
                <text:p>10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0088">
                <text:p>10088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0104">
                <text:p>10104</text:p>
              </table:table-cell>
              <table:table-cell office:value-type="float" office:value="10168">
                <text:p>10168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0120">
                <text:p>1012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0152">
                <text:p>10152</text:p>
              </table:table-cell>
              <table:table-cell office:value-type="float" office:value="10176">
                <text:p>10176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0136">
                <text:p>10136</text:p>
              </table:table-cell>
              <table:table-cell office:value-type="float" office:value="10176">
                <text:p>10176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0136">
                <text:p>10136</text:p>
              </table:table-cell>
              <table:table-cell office:value-type="float" office:value="10168">
                <text:p>10168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0128">
                <text:p>10128</text:p>
              </table:table-cell>
              <table:table-cell office:value-type="float" office:value="10088">
                <text:p>10088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10144">
                <text:p>10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10120">
                <text:p>10120</text:p>
              </table:table-cell>
              <table:table-cell office:value-type="float" office:value="10008">
                <text:p>1000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120">
                <text:p>1012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0136">
                <text:p>10136</text:p>
              </table:table-cell>
              <table:table-cell office:value-type="float" office:value="9992">
                <text:p>9992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0128">
                <text:p>10128</text:p>
              </table:table-cell>
              <table:table-cell office:value-type="float" office:value="10024">
                <text:p>10024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0128">
                <text:p>10128</text:p>
              </table:table-cell>
              <table:table-cell office:value-type="float" office:value="10072">
                <text:p>10072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10152">
                <text:p>10152</text:p>
              </table:table-cell>
              <table:table-cell office:value-type="float" office:value="10072">
                <text:p>1007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136">
                <text:p>10136</text:p>
              </table:table-cell>
              <table:table-cell office:value-type="float" office:value="10072">
                <text:p>10072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0160">
                <text:p>10160</text:p>
              </table:table-cell>
              <table:table-cell office:value-type="float" office:value="10112">
                <text:p>10112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0152">
                <text:p>10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10144">
                <text:p>10144</text:p>
              </table:table-cell>
              <table:table-cell office:value-type="float" office:value="10104">
                <text:p>10104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0160">
                <text:p>10160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10152">
                <text:p>10152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0152">
                <text:p>10152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0160">
                <text:p>10160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0144">
                <text:p>10144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0152">
                <text:p>10152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0152">
                <text:p>10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0176">
                <text:p>10176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0136">
                <text:p>10136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0064">
                <text:p>10064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9984">
                <text:p>9984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9960">
                <text:p>9960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9952">
                <text:p>9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9992">
                <text:p>9992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10032">
                <text:p>10032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0024">
                <text:p>10024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10056">
                <text:p>1005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0056">
                <text:p>10056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0056">
                <text:p>10056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0088">
                <text:p>10088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0080">
                <text:p>10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0096">
                <text:p>10096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10080">
                <text:p>10080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0120">
                <text:p>10120</text:p>
              </table:table-cell>
              <table:table-cell office:value-type="float" office:value="10176">
                <text:p>10176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0120">
                <text:p>10120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10088">
                <text:p>10088</text:p>
              </table:table-cell>
              <table:table-cell office:value-type="float" office:value="10064">
                <text:p>10064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10104">
                <text:p>10104</text:p>
              </table:table-cell>
              <table:table-cell office:value-type="float" office:value="9984">
                <text:p>9984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10064">
                <text:p>10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10096">
                <text:p>10096</text:p>
              </table:table-cell>
              <table:table-cell office:value-type="float" office:value="9952">
                <text:p>9952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0096">
                <text:p>10096</text:p>
              </table:table-cell>
              <table:table-cell office:value-type="float" office:value="9992">
                <text:p>9992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0072">
                <text:p>10072</text:p>
              </table:table-cell>
              <table:table-cell office:value-type="float" office:value="10032">
                <text:p>10032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0104">
                <text:p>10104</text:p>
              </table:table-cell>
              <table:table-cell office:value-type="float" office:value="10024">
                <text:p>10024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0104">
                <text:p>10104</text:p>
              </table:table-cell>
              <table:table-cell office:value-type="float" office:value="10056">
                <text:p>10056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10120">
                <text:p>10120</text:p>
              </table:table-cell>
              <table:table-cell office:value-type="float" office:value="10056">
                <text:p>10056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0104">
                <text:p>10104</text:p>
              </table:table-cell>
              <table:table-cell office:value-type="float" office:value="10056">
                <text:p>10056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10096">
                <text:p>10096</text:p>
              </table:table-cell>
              <table:table-cell office:value-type="float" office:value="10088">
                <text:p>10088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10120">
                <text:p>10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10136">
                <text:p>1013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10120">
                <text:p>10120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0128">
                <text:p>10128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0144">
                <text:p>10144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10120">
                <text:p>10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0120">
                <text:p>10120</text:p>
              </table:table-cell>
              <table:table-cell office:value-type="float" office:value="10104">
                <text:p>10104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10120">
                <text:p>10120</text:p>
              </table:table-cell>
              <table:table-cell office:value-type="float" office:value="10064">
                <text:p>10064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10128">
                <text:p>10128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10136">
                <text:p>1013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10128">
                <text:p>10128</text:p>
              </table:table-cell>
              <table:table-cell office:value-type="float" office:value="10072">
                <text:p>10072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10120">
                <text:p>10120</text:p>
              </table:table-cell>
              <table:table-cell office:value-type="float" office:value="10104">
                <text:p>10104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10112">
                <text:p>10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10128">
                <text:p>10128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136">
                <text:p>10136</text:p>
              </table:table-cell>
              <table:table-cell office:value-type="float" office:value="10104">
                <text:p>10104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10136">
                <text:p>1013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10144">
                <text:p>10144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10136">
                <text:p>10136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10112">
                <text:p>10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10144">
                <text:p>10144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10136">
                <text:p>10136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10064">
                <text:p>10064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9960">
                <text:p>9960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9936">
                <text:p>9936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9928">
                <text:p>9928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9952">
                <text:p>9952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9984">
                <text:p>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10040">
                <text:p>10040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10064">
                <text:p>10064</text:p>
              </table:table-cell>
              <table:table-cell office:value-type="float" office:value="10112">
                <text:p>10112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10080">
                <text:p>10080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0048">
                <text:p>10048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10072">
                <text:p>10072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10080">
                <text:p>10080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10072">
                <text:p>10072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10096">
                <text:p>10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10096">
                <text:p>10096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10080">
                <text:p>10080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10104">
                <text:p>10104</text:p>
              </table:table-cell>
              <table:table-cell office:value-type="float" office:value="10064">
                <text:p>10064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10088">
                <text:p>10088</text:p>
              </table:table-cell>
              <table:table-cell office:value-type="float" office:value="9960">
                <text:p>9960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10080">
                <text:p>10080</text:p>
              </table:table-cell>
              <table:table-cell office:value-type="float" office:value="9936">
                <text:p>9936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10080">
                <text:p>10080</text:p>
              </table:table-cell>
              <table:table-cell office:value-type="float" office:value="9928">
                <text:p>9928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10080">
                <text:p>10080</text:p>
              </table:table-cell>
              <table:table-cell office:value-type="float" office:value="9952">
                <text:p>9952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10072">
                <text:p>10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10080">
                <text:p>10080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10096">
                <text:p>10096</text:p>
              </table:table-cell>
              <table:table-cell office:value-type="float" office:value="10064">
                <text:p>10064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10088">
                <text:p>10088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0080">
                <text:p>10080</text:p>
              </table:table-cell>
              <table:table-cell office:value-type="float" office:value="10048">
                <text:p>10048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10088">
                <text:p>10088</text:p>
              </table:table-cell>
              <table:table-cell office:value-type="float" office:value="10072">
                <text:p>10072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10096">
                <text:p>10096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10080">
                <text:p>10080</text:p>
              </table:table-cell>
              <table:table-cell office:value-type="float" office:value="10072">
                <text:p>10072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10080">
                <text:p>10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10096">
                <text:p>1009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10088">
                <text:p>10088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10096">
                <text:p>10096</text:p>
              </table:table-cell>
              <table:table-cell office:value-type="float" office:value="10104">
                <text:p>10104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10096">
                <text:p>10096</text:p>
              </table:table-cell>
              <table:table-cell office:value-type="float" office:value="10088">
                <text:p>10088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10104">
                <text:p>10104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10096">
                <text:p>10096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10120">
                <text:p>10120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10120">
                <text:p>10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10136">
                <text:p>10136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10104">
                <text:p>10104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10120">
                <text:p>10120</text:p>
              </table:table-cell>
              <table:table-cell office:value-type="float" office:value="10088">
                <text:p>10088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10120">
                <text:p>10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10104">
                <text:p>10104</text:p>
              </table:table-cell>
              <table:table-cell office:value-type="float" office:value="10088">
                <text:p>10088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10104">
                <text:p>10104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10112">
                <text:p>10112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10104">
                <text:p>10104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10096">
                <text:p>1009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064">
                <text:p>10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9968">
                <text:p>9968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9928">
                <text:p>9928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9936">
                <text:p>9936</text:p>
              </table:table-cell>
              <table:table-cell office:value-type="float" office:value="10104">
                <text:p>101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 LibreOffice_project/8f96e87c890bf8fa77463cd4b640a2312823f3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